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körper_20_Einrückung_20_Xaver">Um Dateien/Ordner im Baum durch Ziehen zu verschieben, müssen Sie mit gedrückter rechter Maustaste am <text:span text:style-name="T1">Text</text:span> des Eintrages ziehen. Ein Pfeil zeigt den Ort, an dem die Dateien/Ordner eingefügt werden. Ein Ordner kann nicht in sich selbst verschoben werden (es erscheint ein roter Punkt)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45" meta:character-count="296"/>
    <dc:date>2014-06-23T14:46:20.36</dc:date>
    <meta:editing-duration>P0D</meta:editing-duration>
    <meta:editing-cycles>1</meta:editing-cycles>
    <meta:generator>OpenOffice/4.1.0$Win32 OpenOffice.org_project/410m18$Build-9764</meta:generator>
  </office:meta>
</office:document-meta>
</file>